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0.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ff00" fo:border="0.06pt solid #000000"/>
    </style:style>
    <style:style style:name="ce3" style:family="table-cell" style:parent-style-name="Default">
      <style:table-cell-properties fo:background-color="#999999" fo:border="0.06pt solid #000000"/>
    </style:style>
    <style:style style:name="ce4" style:family="table-cell" style:parent-style-name="Default" style:data-style-name="N37">
      <style:table-cell-properties fo:background-color="#999999" fo:border="0.06pt solid #000000"/>
    </style:style>
    <style:style style:name="ce5" style:family="table-cell" style:parent-style-name="Default" style:data-style-name="N5111">
      <style:table-cell-properties fo:border-bottom="none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06pt solid #000000" fo:background-color="#0000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 style:data-style-name="N5111">
      <style:table-cell-properties fo:border-bottom="none" fo:background-color="#23ff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ackground-color="#23ff23" style:diagonal-bl-tr="none" style:diagonal-tl-br="none" fo:border="0.99pt solid #000000" style:rotation-align="none"/>
    </style:style>
    <style:style style:name="ce13" style:family="table-cell" style:parent-style-name="Default" style:data-style-name="N5111">
      <style:table-cell-properties fo:border-bottom="none" fo:background-color="#23ff2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5111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5111">
      <style:table-cell-properties fo:border-bottom="0.99pt solid #000000" fo:background-color="#23ff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11">
      <style:table-cell-properties fo:border-bottom="0.99pt solid #000000" fo:background-color="#23ff2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5111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5111">
      <style:table-cell-properties fo:border-bottom="0.99pt solid #000000" fo:background-color="#23ff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5111">
      <style:table-cell-properties fo:border-bottom="0.99pt solid #000000" fo:background-color="#23ff2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Hoja1" table:style-name="ta1"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4"/>
        <table:table-column table:style-name="co6" table:default-cell-style-name="ce8"/>
        <table:table-column table:style-name="co6" table:number-columns-repeated="46" table:default-cell-style-name="ce11"/>
        <table:table-column table:style-name="co6" table:default-cell-style-name="ce22"/>
        <table:table-row table:style-name="ro1" table:number-rows-repeated="2">
          <table:table-cell table:style-name="Default" table:number-columns-repeated="52"/>
        </table:table-row>
        <table:table-row table:style-name="ro2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1" office:value-type="string" table:number-columns-spanned="1" table:number-rows-spanned="2">
            <text:p>Start</text:p>
          </table:table-cell>
          <table:table-cell table:style-name="ce1" office:value-type="string" table:number-columns-spanned="1" table:number-rows-spanned="2">
            <text:p>End</text:p>
          </table:table-cell>
          <table:table-cell table:style-name="ce5" office:value-type="date" office:date-value="2012-03-15" table:number-columns-spanned="6" table:number-rows-spanned="1">
            <text:p>15-mar-12</text:p>
          </table:table-cell>
          <table:covered-table-cell table:number-columns-repeated="4" table:style-name="ce9"/>
          <table:covered-table-cell table:style-name="ce13"/>
          <table:table-cell table:style-name="ce14" office:value-type="date" office:date-value="2012-03-22" table:number-columns-spanned="7" table:number-rows-spanned="1">
            <text:p>22-mar-12</text:p>
          </table:table-cell>
          <table:covered-table-cell table:number-columns-repeated="5" table:style-name="ce15"/>
          <table:covered-table-cell table:style-name="ce16"/>
          <table:table-cell table:style-name="ce17" office:value-type="date" office:date-value="2012-03-29" table:number-columns-spanned="7" table:number-rows-spanned="1">
            <text:p>29-mar-12</text:p>
          </table:table-cell>
          <table:covered-table-cell table:number-columns-repeated="5" table:style-name="ce18"/>
          <table:covered-table-cell table:style-name="ce19"/>
          <table:table-cell table:style-name="ce14" office:value-type="date" office:date-value="2012-04-05" table:number-columns-spanned="7" table:number-rows-spanned="1">
            <text:p>05-abr-12</text:p>
          </table:table-cell>
          <table:covered-table-cell table:number-columns-repeated="5" table:style-name="ce15"/>
          <table:covered-table-cell table:style-name="ce16"/>
          <table:table-cell table:style-name="ce14" office:value-type="date" office:date-value="2012-04-12" table:number-columns-spanned="7" table:number-rows-spanned="1">
            <text:p>12-abr-12</text:p>
          </table:table-cell>
          <table:covered-table-cell table:number-columns-repeated="5" table:style-name="ce15"/>
          <table:covered-table-cell table:style-name="ce16"/>
          <table:table-cell table:style-name="ce14" office:value-type="date" office:date-value="2012-04-19" table:number-columns-spanned="7" table:number-rows-spanned="1">
            <text:p>19-abr-12</text:p>
          </table:table-cell>
          <table:covered-table-cell table:number-columns-repeated="5" table:style-name="ce15"/>
          <table:covered-table-cell table:style-name="ce16"/>
          <table:table-cell table:style-name="ce14" office:value-type="date" office:date-value="2012-04-26" table:number-columns-spanned="7" table:number-rows-spanned="1">
            <text:p>26-abr-12</text:p>
          </table:table-cell>
          <table:covered-table-cell table:number-columns-repeated="5" table:style-name="ce15"/>
          <table:covered-table-cell table:style-name="ce16"/>
        </table:table-row>
        <table:table-row table:style-name="ro1">
          <table:covered-table-cell table:number-columns-repeated="4" table:style-name="ce2"/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oject Specification</text:p>
          </table:table-cell>
          <table:table-cell office:value-type="date" office:date-value="2012-03-13">
            <text:p>13/03/12</text:p>
          </table:table-cell>
          <table:table-cell office:value-type="date" office:date-value="2012-03-14">
            <text:p>14/03/12</text:p>
          </table:table-cell>
          <table:table-cell table:style-name="ce7"/>
          <table:table-cell table:style-name="ce10"/>
          <table:table-cell table:number-columns-repeated="22"/>
          <table:table-cell table:style-name="ce20"/>
          <table:table-cell table:number-columns-repeated="2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eam Organization</text:p>
          </table:table-cell>
          <table:table-cell table:number-columns-repeated="2" office:value-type="date" office:date-value="2012-03-14">
            <text:p>14/03/12</text:p>
          </table:table-cell>
          <table:table-cell/>
          <table:table-cell table:style-name="ce7"/>
          <table:table-cell table:number-columns-repeated="4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equirements</text:p>
          </table:table-cell>
          <table:table-cell office:value-type="date" office:date-value="2012-03-14">
            <text:p>14/03/12</text:p>
          </table:table-cell>
          <table:table-cell office:value-type="date" office:date-value="2012-03-15">
            <text:p>15/03/12</text:p>
          </table:table-cell>
          <table:table-cell/>
          <table:table-cell table:style-name="ce7"/>
          <table:table-cell table:style-name="ce10"/>
          <table:table-cell table:number-columns-repeated="4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ject Schedule</text:p>
          </table:table-cell>
          <table:table-cell office:value-type="date" office:date-value="2012-03-18">
            <text:p>18/03/12</text:p>
          </table:table-cell>
          <table:table-cell office:value-type="date" office:date-value="2012-03-19">
            <text:p>19/03/12</text:p>
          </table:table-cell>
          <table:table-cell table:number-columns-repeated="5"/>
          <table:table-cell table:style-name="ce7"/>
          <table:table-cell table:style-name="ce10"/>
          <table:table-cell table:style-name="Default" table:number-columns-repeated="2"/>
          <table:table-cell table:number-columns-repeated="3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Uses Cases Diagram</text:p>
          </table:table-cell>
          <table:table-cell office:value-type="date" office:date-value="2012-03-19">
            <text:p>19/03/12</text:p>
          </table:table-cell>
          <table:table-cell office:value-type="date" office:date-value="2012-03-20">
            <text:p>20/03/12</text:p>
          </table:table-cell>
          <table:table-cell table:number-columns-repeated="6"/>
          <table:table-cell table:style-name="ce7"/>
          <table:table-cell table:style-name="ce10"/>
          <table:table-cell table:number-columns-repeated="40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ontext Diagram</text:p>
          </table:table-cell>
          <table:table-cell office:value-type="date" office:date-value="2012-03-20">
            <text:p>20/03/12</text:p>
          </table:table-cell>
          <table:table-cell office:value-type="date" office:date-value="2012-03-21">
            <text:p>21/03/12</text:p>
          </table:table-cell>
          <table:table-cell table:number-columns-repeated="7"/>
          <table:table-cell table:style-name="ce7"/>
          <table:table-cell table:style-name="ce10"/>
          <table:table-cell table:number-columns-repeated="3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sk Management</text:p>
          </table:table-cell>
          <table:table-cell office:value-type="date" office:date-value="2012-03-23">
            <text:p>23/03/12</text:p>
          </table:table-cell>
          <table:table-cell office:value-type="date" office:date-value="2012-03-25">
            <text:p>25/03/12</text:p>
          </table:table-cell>
          <table:table-cell table:number-columns-repeated="10"/>
          <table:table-cell table:style-name="ce7"/>
          <table:table-cell table:style-name="ce10" table:number-columns-repeated="2"/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ata Models</text:p>
          </table:table-cell>
          <table:table-cell office:value-type="date" office:date-value="2012-03-27">
            <text:p>27/03/12</text:p>
          </table:table-cell>
          <table:table-cell office:value-type="date" office:date-value="2012-03-29">
            <text:p>29/03/12</text:p>
          </table:table-cell>
          <table:table-cell table:number-columns-repeated="14"/>
          <table:table-cell table:style-name="ce7"/>
          <table:table-cell table:style-name="ce10"/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Quality Assurance</text:p>
          </table:table-cell>
          <table:table-cell office:value-type="date" office:date-value="2012-03-30">
            <text:p>30/03/12</text:p>
          </table:table-cell>
          <table:table-cell office:value-type="date" office:date-value="2012-04-02">
            <text:p>02/04/12</text:p>
          </table:table-cell>
          <table:table-cell table:number-columns-repeated="17"/>
          <table:table-cell table:style-name="ce7"/>
          <table:table-cell table:style-name="ce10" table:number-columns-repeated="3"/>
          <table:table-cell table:number-columns-repeated="2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st Plan</text:p>
          </table:table-cell>
          <table:table-cell office:value-type="date" office:date-value="2012-04-05">
            <text:p>05/04/12</text:p>
          </table:table-cell>
          <table:table-cell office:value-type="date" office:date-value="2012-04-07">
            <text:p>07/04/12</text:p>
          </table:table-cell>
          <table:table-cell table:number-columns-repeated="23"/>
          <table:table-cell table:style-name="ce7"/>
          <table:table-cell table:style-name="ce10" table:number-columns-repeated="2"/>
          <table:table-cell table:number-columns-repeated="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mplementation</text:p>
          </table:table-cell>
          <table:table-cell office:value-type="date" office:date-value="2012-04-11">
            <text:p>11/04/12</text:p>
          </table:table-cell>
          <table:table-cell office:value-type="date" office:date-value="2012-04-17">
            <text:p>17/04/12</text:p>
          </table:table-cell>
          <table:table-cell table:number-columns-repeated="29"/>
          <table:table-cell table:style-name="ce10" table:number-columns-repeated="7"/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sign Presentation</text:p>
          </table:table-cell>
          <table:table-cell office:value-type="date" office:date-value="2012-04-19">
            <text:p>19/04/12</text:p>
          </table:table-cell>
          <table:table-cell office:value-type="date" office:date-value="2012-04-22">
            <text:p>22/04/12</text:p>
          </table:table-cell>
          <table:table-cell table:number-columns-repeated="37"/>
          <table:table-cell table:style-name="ce7"/>
          <table:table-cell table:style-name="ce10" table:number-columns-repeated="3"/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eptational Test</text:p>
          </table:table-cell>
          <table:table-cell office:value-type="date" office:date-value="2012-04-23">
            <text:p>23/04/12</text:p>
          </table:table-cell>
          <table:table-cell office:value-type="date" office:date-value="2012-04-25">
            <text:p>25/04/12</text:p>
          </table:table-cell>
          <table:table-cell table:number-columns-repeated="41"/>
          <table:table-cell table:style-name="ce7"/>
          <table:table-cell table:style-name="ce10" table:number-columns-repeated="2"/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ocumentation</text:p>
          </table:table-cell>
          <table:table-cell office:value-type="date" office:date-value="2012-04-26">
            <text:p>26/04/12</text:p>
          </table:table-cell>
          <table:table-cell office:value-type="date" office:date-value="2012-04-28">
            <text:p>28/04/12</text:p>
          </table:table-cell>
          <table:table-cell table:number-columns-repeated="5"/>
          <table:table-cell table:style-name="ce10" table:number-columns-repeated="39"/>
          <table:table-cell table:number-columns-repeated="4"/>
        </table:table-row>
        <table:table-row table:style-name="ro1">
          <table:table-cell table:style-name="Default" table:number-columns-repeated="52"/>
        </table:table-row>
        <table:table-row table:style-name="ro3">
          <table:table-cell table:style-name="Default" table:number-columns-repeated="9"/>
          <table:table-cell table:style-name="Default" office:value-type="string">
            <text:p>º</text:p>
          </table:table-cell>
          <table:table-cell table:style-name="Default" table:number-columns-repeated="42"/>
        </table:table-row>
        <table:table-row table:style-name="ro1">
          <table:table-cell table:style-name="Default" table:number-columns-repeated="52"/>
        </table:table-row>
        <table:table-row table:style-name="ro1">
          <table:table-cell table:style-name="Default" table:number-columns-repeated="47"/>
          <table:table-cell table:style-name="ce21"/>
          <table:table-cell table:style-name="Default" table:number-columns-repeated="4"/>
        </table:table-row>
      </table:table>
      <table:table table:name="Hoja2" table:style-name="ta1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number-style style:name="N5145P0" style:volatile="true" number:language="es" number:country="ES">
      <number:number number:decimal-places="0" number:min-integer-digits="1" number:grouping="true"/>
      <number:text> €</number:text>
    </number:number-style>
    <number:number-style style:name="N514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45P0"/>
    </number:number-style>
    <number:number-style style:name="N5146P0" style:volatile="true" number:language="es" number:country="ES">
      <number:number number:decimal-places="0" number:min-integer-digits="1" number:grouping="true"/>
      <number:text> €</number:text>
    </number:number-style>
    <number:number-style style:name="N514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6P0"/>
    </number:number-style>
    <number:number-style style:name="N5147P0" style:volatile="true" number:language="es" number:country="ES">
      <number:number number:decimal-places="2" number:min-integer-digits="1" number:grouping="true"/>
      <number:text> €</number:text>
    </number:number-style>
    <number:number-style style:name="N514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47P0"/>
    </number:number-style>
    <number:number-style style:name="N5148P0" style:volatile="true" number:language="es" number:country="ES">
      <number:number number:decimal-places="2" number:min-integer-digits="1" number:grouping="true"/>
      <number:text> €</number:text>
    </number:number-style>
    <number:number-style style:name="N514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48P0"/>
    </number:number-style>
    <number:number-style style:name="N5149P0" style:volatile="true" number:language="es" number:country="ES">
      <number:number number:decimal-places="0" number:min-integer-digits="1" number:grouping="true"/>
      <number:text>   </number:text>
    </number:number-style>
    <number:number-style style:name="N5149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49P0"/>
    </number:number-style>
    <number:number-style style:name="N5150P0" style:volatile="true" number:language="es" number:country="ES">
      <number:number number:decimal-places="0" number:min-integer-digits="1" number:grouping="true"/>
      <number:text>   </number:text>
    </number:number-style>
    <number:number-style style:name="N5150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50P0"/>
    </number:number-style>
    <number:number-style style:name="N5151P0" style:volatile="true" number:language="es" number:country="ES">
      <number:number number:decimal-places="2" number:min-integer-digits="1" number:grouping="true"/>
      <number:text>   </number:text>
    </number:number-style>
    <number:number-style style:name="N515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51P0"/>
    </number:number-style>
    <number:number-style style:name="N5152P0" style:volatile="true" number:language="es" number:country="ES">
      <number:number number:decimal-places="2" number:min-integer-digits="1" number:grouping="true"/>
      <number:text>   </number:text>
    </number:number-style>
    <number:number-style style:name="N515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52P0"/>
    </number:number-style>
    <number:number-style style:name="N5153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53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53P2" style:volatile="true" number:language="es" number:country="ES">
      <number:text> -    </number:text>
    </number:number-style>
    <number:text-style style:name="N5153" number:language="es" number:country="ES">
      <number:text> </number:text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4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54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54P2" style:volatile="true" number:language="es" number:country="ES">
      <number:text> - € </number:text>
    </number:number-style>
    <number:text-style style:name="N5154" number:language="es" number:country="ES">
      <number:text> </number:text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5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55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55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55" number:language="es" number:country="ES">
      <number:text> </number:text>
      <number:text-content/>
      <number:text> </number:text>
      <style:map style:condition="value()&gt;0" style:apply-style-name="N5155P0"/>
      <style:map style:condition="value()&lt;0" style:apply-style-name="N5155P1"/>
      <style:map style:condition="value()=0" style:apply-style-name="N5155P2"/>
    </number:text-style>
    <number:number-style style:name="N5156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56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6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56" number:language="es" number:country="ES">
      <number:text> </number:text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number-style style:name="N5157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/03/2012</text:date>, <text:time>00:0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íctor Aragoneses</meta:initial-creator>
    <meta:creation-date>2012-03-21T20:33:30</meta:creation-date>
    <dc:date>2012-03-22T00:02:05</dc:date>
    <dc:creator>Víctor Aragoneses</dc:creator>
    <meta:editing-duration>PT37M19S</meta:editing-duration>
    <meta:editing-cycles>3</meta:editing-cycles>
    <meta:generator>LibreOffice/3.4$Unix LibreOffice_project/340m1$Build-1206</meta:generator>
    <meta:document-statistic meta:table-count="3" meta:cell-count="116" meta:object-count="0"/>
  </office:meta>
</office:document-meta>
</file>